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589038583573_39"/>Individual Assessement</text:h>
      <text:section text:style-name="Sect1" text:name="intro">
        <text:p text:style-name="Text_20_body"/>
        <text:section text:style-name="Sect1" text:name="yui_3_17_2_1_1589038583573_42">
          <text:p text:style-name="Text_20_body"><text:bookmark text:name="yui_3_17_2_1_1589038583573_43"/>Show that what you did in the following three areas. It boils down to "why I should pass this class".</text:p>
          <text:list xml:id="list2860124392" text:style-name="L1">
            <text:list-item>
              <text:p text:style-name="P2"><text:bookmark text:name="yui_3_17_2_1_1589038583573_41"/>Show that you did all of the following.</text:p>
              <text:list>
                <text:list-item>
                  <text:p text:style-name="P2">Synthesized learning through critical analysis and logical thinking.</text:p>
                </text:list-item>
                <text:list-item>
                  <text:p text:style-name="P2">Applied theoretical constructs to practical applications.</text:p>
                </text:list-item>
                <text:list-item>
                  <text:p text:style-name="P2">Critiqued philosophical tenets and current practices.</text:p>
                </text:list-item>
                <text:list-item>
                  <text:p text:style-name="P2">Integrated and refine oral and/or written communication skills.</text:p>
                </text:list-item>
                <text:list-item>
                  <text:p text:style-name="P2">Verified your expertise.</text:p>
                </text:list-item>
              </text:list>
            </text:list-item>
            <text:list-item>
              <text:p text:style-name="P2">Show your contributions to your team this semester. Evidence includes the following.</text:p>
              <text:list>
                <text:list-item>
                  <text:p text:style-name="P2">GitHub contributions including commits, PRs, reviews, notes, etc.</text:p>
                </text:list-item>
                <text:list-item>
                  <text:p text:style-name="P2">Completed stories from your project management system.</text:p>
                </text:list-item>
                <text:list-item>
                  <text:p text:style-name="P2">Other evidence of team contributions.</text:p>
                </text:list-item>
              </text:list>
            </text:list-item>
            <text:list-item>
              <text:p text:style-name="P1">Show the hours you spent on CS4360 this semester.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9T09:42:42.456758996</meta:creation-date>
    <dc:date>2020-05-09T10:11:10.527408451</dc:date>
    <meta:editing-duration>PT18M18S</meta:editing-duration>
    <meta:editing-cycles>1</meta:editing-cycles>
    <meta:document-statistic meta:table-count="0" meta:image-count="0" meta:object-count="0" meta:page-count="1" meta:paragraph-count="13" meta:word-count="113" meta:character-count="738" meta:non-whitespace-character-count="649"/>
    <meta:generator>LibreOffice/6.3.3.2$Linux_X86_64 LibreOffice_project/30$Build-2</meta:generator>
  </office:meta>
</office:document-meta>
</file>